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5pt" fo:font-style="italic" style:text-underline-style="solid" style:text-underline-width="auto" style:text-underline-color="font-color" officeooo:rsid="0015f65d" officeooo:paragraph-rsid="0015f65d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5pt" fo:font-style="normal" style:text-underline-style="none" officeooo:rsid="0015f65d" officeooo:paragraph-rsid="0015f65d" style:font-size-asian="15pt" style:font-style-asian="normal" style:font-size-complex="15pt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5f65d" officeooo:paragraph-rsid="0015f65d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60e43" officeooo:paragraph-rsid="00160e43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c057f" officeooo:paragraph-rsid="001c057f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1ca98e" officeooo:paragraph-rsid="001ca98e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officeooo:rsid="002104eb" officeooo:paragraph-rsid="002104eb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2271a" officeooo:paragraph-rsid="0022271a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2271a" officeooo:paragraph-rsid="0022271a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38c67" officeooo:paragraph-rsid="00238c67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39c80" officeooo:paragraph-rsid="00239c80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39c80" officeooo:paragraph-rsid="00239c8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55f1d" officeooo:paragraph-rsid="00255f1d" style:font-size-asian="10.5pt" style:font-size-complex="12pt"/>
    </style:style>
    <style:style style:name="T1" style:family="text">
      <style:text-properties fo:color="#000000" loext:opacity="100%" fo:font-size="12pt" style:text-underline-style="solid" style:text-underline-width="auto" style:text-underline-color="font-color" style:font-size-asian="10.5pt" style:font-size-complex="12pt"/>
    </style:style>
    <style:style style:name="T2" style:family="text">
      <style:text-properties officeooo:rsid="0017c5b4"/>
    </style:style>
    <style:style style:name="T3" style:family="text">
      <style:text-properties officeooo:rsid="001866d3"/>
    </style:style>
    <style:style style:name="T4" style:family="text">
      <style:text-properties officeooo:rsid="0018a0ae"/>
    </style:style>
    <style:style style:name="T5" style:family="text">
      <style:text-properties officeooo:rsid="0019609c"/>
    </style:style>
    <style:style style:name="T6" style:family="text">
      <style:text-properties officeooo:rsid="001b4f99"/>
    </style:style>
    <style:style style:name="T7" style:family="text">
      <style:text-properties officeooo:rsid="001b7863"/>
    </style:style>
    <style:style style:name="T8" style:family="text">
      <style:text-properties officeooo:rsid="001d1079"/>
    </style:style>
    <style:style style:name="T9" style:family="text">
      <style:text-properties officeooo:rsid="001de8ac"/>
    </style:style>
    <style:style style:name="T10" style:family="text">
      <style:text-properties style:text-position="super 58%"/>
    </style:style>
    <style:style style:name="T11" style:family="text">
      <style:text-properties officeooo:rsid="0027426b"/>
    </style:style>
    <style:style style:name="T12" style:family="text">
      <style:text-properties officeooo:rsid="00290a2b"/>
    </style:style>
    <style:style style:name="T13" style:family="text">
      <style:text-properties officeooo:rsid="002a6138"/>
    </style:style>
    <style:style style:name="T14" style:family="text">
      <style:text-properties officeooo:rsid="002b268f"/>
    </style:style>
    <style:style style:name="T15" style:family="text">
      <style:text-properties officeooo:rsid="002d1040"/>
    </style:style>
    <style:style style:name="T16" style:family="text">
      <style:text-properties officeooo:rsid="002dc926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30ed75"/>
    </style:style>
    <style:style style:name="T19" style:family="text">
      <style:text-properties officeooo:rsid="0032615b"/>
    </style:style>
    <style:style style:name="T20" style:family="text">
      <style:text-properties officeooo:rsid="003359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de projet</text:p>
      <text:p text:style-name="P1"/>
      <text:p text:style-name="P1"/>
      <text:p text:style-name="P2"><text:tab/><text:span text:style-name="T1">Projet : Portail de tutorat</text:span></text:p>
      <text:p text:style-name="P3"/>
      <text:p text:style-name="P3"/>
      <text:p text:style-name="P4">Le sujet consiste a développer un site web, lequel fourni<text:span text:style-name="T12">ra</text:span> un <text:span text:style-name="T2">service de tutorat. </text:span><text:span text:style-name="T3">Il sera alors possible à un étudiant de créer un compte, et de rechercher dans les tutorats proposés celui qui lui convien</text:span><text:span text:style-name="T13">dra</text:span><text:span text:style-name="T3">, </text:span><text:span text:style-name="T4">ou d’en faire la demande. </text:span><text:span text:style-name="T5">Un tuteur </text:span><text:span text:style-name="T13">pourra</text:span><text:span text:style-name="T5"> également créer un compte, et proposer un tutorat. </text:span><text:span text:style-name="T6">Des méthodes de communication pourront être implémentées comme un chat </text:span><text:span text:style-name="T7">etc.</text:span></text:p>
      <text:p text:style-name="P4"/>
      <text:p text:style-name="P5"><text:tab/><text:span text:style-name="T17">Objectifs</text:span> :</text:p>
      <text:p text:style-name="P5"/>
      <text:p text:style-name="P6">Les objectifs sont : </text:p>
      <text:p text:style-name="P6"/>
      <text:p text:style-name="P6"><text:tab/>- La création d’un site web</text:p>
      <text:p text:style-name="P6"><text:tab/>- L’hébergement du site sur un serveur</text:p>
      <text:p text:style-name="P6"><text:tab/>- <text:span text:style-name="T8">Un service de tutorat</text:span></text:p>
      <text:p text:style-name="P6"><text:tab/><text:tab/>- <text:span text:style-name="T8">La possibilité de créer un compte étudiant ou tuteur</text:span></text:p>
      <text:p text:style-name="P6"><text:tab/><text:tab/>- <text:span text:style-name="T8">La possibilité de créer un tutorat, et d’y participer</text:span></text:p>
      <text:p text:style-name="P6"><text:tab/><text:tab/>- <text:span text:style-name="T14">La possibilité d’évaluer un tutorat ou un tuteur</text:span></text:p>
      <text:p text:style-name="P6"><text:tab/><text:tab/>- <text:span text:style-name="T16">La possibilité d</text:span><text:span text:style-name="T15">e rechercher un tutorat ou d’en faire la demande</text:span></text:p>
      <text:p text:style-name="P6"><text:tab/>- <text:span text:style-name="T9">Un service de communication comme un chat, un service de messagerie etc</text:span></text:p>
      <text:p text:style-name="P6"><text:tab/></text:p>
      <text:p text:style-name="P6"/>
      <text:p text:style-name="P7"><text:tab/><text:span text:style-name="T17">Planning prévisionnel :</text:span></text:p>
      <text:p text:style-name="P7"/>
      <table:table table:name="Tableau1" table:style-name="Tableau1">
        <table:table-column table:style-name="Tableau1.A" table:number-columns-repeated="3"/>
        <table:table-row table:style-name="TableLine2005465020160">
          <table:table-cell table:style-name="Tableau1.A1" office:value-type="string">
            <text:p text:style-name="P9">1<text:span text:style-name="T10">er</text:span> jalon</text:p>
            <text:p text:style-name="P11">Vendredi <text:s/>3 décembre 2021</text:p>
          </table:table-cell>
          <table:table-cell table:style-name="Tableau1.A1" office:value-type="string">
            <text:p text:style-name="P10">2<text:span text:style-name="T10">ème</text:span> jalon</text:p>
            <text:p text:style-name="P11">Lundi 24 janvier 2022</text:p>
          </table:table-cell>
          <table:table-cell table:style-name="Tableau1.C1" office:value-type="string">
            <text:p text:style-name="P10">3<text:span text:style-name="T10">ème</text:span> jalon</text:p>
            <text:p text:style-name="P11">Lundi 21 mars 2022</text:p>
          </table:table-cell>
        </table:table-row>
        <table:table-row table:style-name="TableLine2005465009008">
          <table:table-cell table:style-name="Tableau1.A2" office:value-type="string">
            <text:p text:style-name="P8">Site web permettant la création de compte étudiant ou tuteur, et la connexion à ces-derniers, <text:span text:style-name="T18">sécurisée.</text:span></text:p>
          </table:table-cell>
          <table:table-cell table:style-name="Tableau1.A2" office:value-type="string">
            <text:p text:style-name="P12">Site web proposant un service de tutorat, listant par catégorie ces-derniers; une fonction de recherche; une page d’information pour chaque tutorat. <text:span text:style-name="T20">Gestion administrateur</text:span></text:p>
          </table:table-cell>
          <table:table-cell table:style-name="Tableau1.C2" office:value-type="string">
            <text:p text:style-name="P13">Un site web additionnant aux autres fonctionnalités une méthode d’évaluation des tutorats et des tuteurs, ainsi que des méthodes de communication (<text:span text:style-name="T11">c</text:span>hat, <text:span text:style-name="T11">m</text:span>ail). <text:span text:style-name="T19">Avec design.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0:34:52.161000000</meta:creation-date>
    <dc:date>2021-12-03T16:22:20.978000000</dc:date>
    <meta:editing-duration>PT41M</meta:editing-duration>
    <meta:editing-cycles>30</meta:editing-cycles>
    <meta:generator>LibreOffice/7.0.4.2$Windows_X86_64 LibreOffice_project/dcf040e67528d9187c66b2379df5ea4407429775</meta:generator>
    <meta:document-statistic meta:table-count="1" meta:image-count="0" meta:object-count="0" meta:page-count="1" meta:paragraph-count="24" meta:word-count="234" meta:character-count="1419" meta:non-whitespace-character-count="1190"/>
  </office:meta>
</office:document-meta>
</file>